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style="normal" fo:font-weight="normal" style:font-style-asian="normal" style:font-weight-asian="normal" style:font-style-complex="normal" style:font-weight-complex="normal"/>
    </style:style>
    <style:style style:name="P3" style:family="paragraph" style:parent-style-name="Standard">
      <style:text-properties fo:font-style="normal" fo:font-weight="bold" style:font-style-asian="normal" style:font-weight-asian="bold" style:font-style-complex="normal"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text-properties fo:font-style="normal" fo:font-weight="bold" style:font-style-asian="normal" style:font-weight-asian="bold" style:font-style-complex="normal"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style="normal" fo:font-weight="normal" style:font-style-asian="normal" style:font-weight-asian="normal" style:font-style-complex="normal" style:font-weight-complex="normal"/>
    </style:style>
    <style:style style:name="P9" style:family="paragraph" style:parent-style-name="Standard">
      <style:text-properties fo:font-style="normal" fo:font-weight="bold" style:font-style-asian="normal" style:font-weight-asian="bold" style:font-style-complex="normal" style:font-weight-complex="bold"/>
    </style:style>
    <style:style style:name="P10" style:family="paragraph" style:parent-style-name="Standard">
      <style:text-properties fo:font-weight="normal" style:font-weight-asian="normal" style:font-weight-complex="normal"/>
    </style:style>
    <style:style style:name="P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tracked-changes>
        <text:changed-region xml:id="ct52070208" text:id="ct52070208">
          <text:insertion>
            <office:change-info>
              <dc:creator>Ruben Bär</dc:creator>
              <dc:date>2011-06-07T11:28:00</dc:date>
            </office:change-info>
          </text:insertion>
        </text:changed-region>
        <text:changed-region xml:id="ct52067648" text:id="ct52067648">
          <text:format-change>
            <office:change-info>
              <dc:creator>Ruben Bär</dc:creator>
              <dc:date>2011-06-07T11:52:00</dc:date>
            </office:change-info>
          </text:format-change>
        </text:changed-region>
        <text:changed-region xml:id="ct52047568" text:id="ct52047568">
          <text:deletion>
            <office:change-info>
              <dc:creator>Ruben Bär</dc:creator>
              <dc:date>2011-06-07T11:50:00</dc:date>
            </office:change-info>
            <text:p text:style-name="P1">heutigen </text:p>
          </text:deletion>
        </text:changed-region>
        <text:changed-region xml:id="ct52130992" text:id="ct52130992">
          <text:insertion>
            <office:change-info>
              <dc:creator>Ruben Bär</dc:creator>
              <dc:date>2011-06-07T11:38:00</dc:date>
            </office:change-info>
          </text:insertion>
        </text:changed-region>
        <text:changed-region xml:id="ct52123360" text:id="ct52123360">
          <text:deletion>
            <office:change-info>
              <dc:creator>Ruben Bär</dc:creator>
              <dc:date>2011-06-07T11:38:00</dc:date>
            </office:change-info>
            <text:p text:style-name="P1">T</text:p>
          </text:deletion>
        </text:changed-region>
        <text:changed-region xml:id="ct52108544" text:id="ct52108544">
          <text:deletion>
            <office:change-info>
              <dc:creator>Ruben Bär</dc:creator>
              <dc:date>2011-06-07T11:39:00</dc:date>
            </office:change-info>
            <text:p text:style-name="P1">stark an die</text:p>
          </text:deletion>
        </text:changed-region>
        <text:changed-region xml:id="ct52158096" text:id="ct52158096">
          <text:insertion>
            <office:change-info>
              <dc:creator>Ruben Bär</dc:creator>
              <dc:date>2011-06-07T11:39:00</dc:date>
            </office:change-info>
          </text:insertion>
        </text:changed-region>
        <text:changed-region xml:id="ct52082304" text:id="ct52082304">
          <text:deletion>
            <office:change-info>
              <dc:creator>Ruben Bär</dc:creator>
              <dc:date>2011-06-07T11:39:00</dc:date>
            </office:change-info>
            <text:p text:style-name="P1"><text:s/>gebunden</text:p>
          </text:deletion>
        </text:changed-region>
        <text:changed-region xml:id="ct52082496" text:id="ct52082496">
          <text:insertion>
            <office:change-info>
              <dc:creator>Ruben Bär</dc:creator>
              <dc:date>2011-06-07T11:40:00</dc:date>
            </office:change-info>
          </text:insertion>
        </text:changed-region>
        <text:changed-region xml:id="ct52145920" text:id="ct52145920">
          <text:deletion>
            <office:change-info>
              <dc:creator>Ruben Bär</dc:creator>
              <dc:date>2011-06-07T11:40:00</dc:date>
            </office:change-info>
            <text:p text:style-name="P1">,</text:p>
          </text:deletion>
        </text:changed-region>
        <text:changed-region xml:id="ct52146112" text:id="ct52146112">
          <text:insertion>
            <office:change-info>
              <dc:creator>Ruben Bär</dc:creator>
              <dc:date>2011-06-07T11:40:00</dc:date>
            </office:change-info>
          </text:insertion>
        </text:changed-region>
        <text:changed-region xml:id="ct52122128" text:id="ct52122128">
          <text:insertion>
            <office:change-info>
              <dc:creator>Ruben Bär</dc:creator>
              <dc:date>2011-06-07T11:41:00</dc:date>
            </office:change-info>
          </text:insertion>
        </text:changed-region>
        <text:changed-region xml:id="ct52084464" text:id="ct52084464">
          <text:deletion>
            <office:change-info>
              <dc:creator>Ruben Bär</dc:creator>
              <dc:date>2011-06-07T11:42:00</dc:date>
            </office:change-info>
            <text:p text:style-name="P1">was den Programmierer in manchen Fällen einschränkt und dazu zwingt, unsichere Typenkonstrukte wie Casts zu verwenden. </text:p>
          </text:deletion>
        </text:changed-region>
        <text:changed-region xml:id="ct52084656" text:id="ct52084656">
          <text:insertion>
            <office:change-info>
              <dc:creator>Ruben Bär</dc:creator>
              <dc:date>2011-06-07T11:51:00</dc:date>
            </office:change-info>
          </text:insertion>
        </text:changed-region>
        <text:changed-region xml:id="ct52122640" text:id="ct52122640">
          <text:insertion>
            <office:change-info>
              <dc:creator>Ruben Bär</dc:creator>
              <dc:date>2011-06-07T11:52:00</dc:date>
            </office:change-info>
          </text:insertion>
        </text:changed-region>
        <text:changed-region xml:id="ct52122832" text:id="ct52122832">
          <text:insertion>
            <office:change-info>
              <dc:creator>Ruben Bär</dc:creator>
              <dc:date>2011-06-07T11:45:00</dc:date>
            </office:change-info>
          </text:insertion>
        </text:changed-region>
        <text:changed-region xml:id="ct52120800" text:id="ct52120800">
          <text:deletion>
            <office:change-info>
              <dc:creator>Stefan Heinemann</dc:creator>
              <dc:date>2011-06-08T00:29:00</dc:date>
            </office:change-info>
            <text:p text:style-name="P1">en</text:p>
          </text:deletion>
        </text:changed-region>
        <text:changed-region xml:id="ct52120992" text:id="ct52120992">
          <text:insertion>
            <office:change-info>
              <dc:creator>Stefan Heinemann</dc:creator>
              <dc:date>2011-06-08T00:29:00</dc:date>
            </office:change-info>
          </text:insertion>
        </text:changed-region>
        <text:changed-region xml:id="ct52130496" text:id="ct52130496">
          <text:insertion>
            <office:change-info>
              <dc:creator>Ruben Bär</dc:creator>
              <dc:date>2011-06-07T11:45:00</dc:date>
            </office:change-info>
          </text:insertion>
        </text:changed-region>
        <text:changed-region xml:id="ct51814864" text:id="ct51814864">
          <text:insertion>
            <office:change-info>
              <dc:creator>Ruben Bär</dc:creator>
              <dc:date>2011-06-07T11:46:00</dc:date>
            </office:change-info>
          </text:insertion>
        </text:changed-region>
        <text:changed-region xml:id="ct51798528" text:id="ct51798528">
          <text:insertion>
            <office:change-info>
              <dc:creator>Ruben Bär</dc:creator>
              <dc:date>2011-06-07T11:54:00</dc:date>
            </office:change-info>
          </text:insertion>
        </text:changed-region>
        <text:changed-region xml:id="ct52087072" text:id="ct52087072">
          <text:insertion>
            <office:change-info>
              <dc:creator>Stefan Heinemann</dc:creator>
              <dc:date>2011-06-08T00:29:00</dc:date>
            </office:change-info>
          </text:insertion>
        </text:changed-region>
        <text:changed-region xml:id="ct52103360" text:id="ct52103360">
          <text:insertion>
            <office:change-info>
              <dc:creator>Ruben Bär</dc:creator>
              <dc:date>2011-06-07T11:54:00</dc:date>
            </office:change-info>
          </text:insertion>
        </text:changed-region>
        <text:changed-region xml:id="ct51732752" text:id="ct51732752">
          <text:deletion>
            <office:change-info>
              <dc:creator>Ruben Bär</dc:creator>
              <dc:date>2011-06-07T11:56:00</dc:date>
            </office:change-info>
            <text:p text:style-name="P1">Diese Bachelorarbeit präsentiert </text:p>
          </text:deletion>
        </text:changed-region>
        <text:changed-region xml:id="ct51796320" text:id="ct51796320">
          <text:deletion>
            <office:change-info>
              <dc:creator>Ruben Bär</dc:creator>
              <dc:date>2011-06-07T11:53:00</dc:date>
            </office:change-info>
            <text:p text:style-name="P1">ein </text:p>
          </text:deletion>
        </text:changed-region>
        <text:changed-region xml:id="ct51813696" text:id="ct51813696">
          <text:deletion>
            <office:change-info>
              <dc:creator>Ruben Bär</dc:creator>
              <dc:date>2011-06-07T11:48:00</dc:date>
            </office:change-info>
            <text:p text:style-name="P1">neues Konzept der Vererbung bekannt als Subclassing und eine rudimentäre Programmiersprache, welche dieses Konzept implementiert.</text:p>
          </text:deletion>
        </text:changed-region>
        <text:changed-region xml:id="ct52130736" text:id="ct52130736">
          <text:insertion>
            <office:change-info>
              <dc:creator>Ruben Bär</dc:creator>
              <dc:date>2011-06-07T12:00:00</dc:date>
            </office:change-info>
          </text:insertion>
        </text:changed-region>
        <text:changed-region xml:id="ct52103952" text:id="ct52103952">
          <text:insertion>
            <office:change-info>
              <dc:creator>Ruben Bär</dc:creator>
              <dc:date>2011-06-07T12:00:00</dc:date>
            </office:change-info>
          </text:insertion>
        </text:changed-region>
        <text:changed-region xml:id="ct52131184" text:id="ct52131184">
          <text:deletion>
            <office:change-info>
              <dc:creator>Ruben Bär</dc:creator>
              <dc:date>2011-06-07T12:00:00</dc:date>
            </office:change-info>
            <text:p text:style-name="P1">als</text:p>
          </text:deletion>
        </text:changed-region>
        <text:changed-region xml:id="ct52099088" text:id="ct52099088">
          <text:insertion>
            <office:change-info>
              <dc:creator>Ruben Bär</dc:creator>
              <dc:date>2011-06-07T12:00:00</dc:date>
            </office:change-info>
          </text:insertion>
        </text:changed-region>
        <text:changed-region xml:id="ct52091760" text:id="ct52091760">
          <text:deletion>
            <office:change-info>
              <dc:creator>Ruben Bär</dc:creator>
              <dc:date>2011-06-07T12:00:00</dc:date>
            </office:change-info>
            <text:p text:style-name="P1"><text:span text:style-name="T1">Subtyping</text:span> <text:s text:c="2"/>bekannt ist</text:p>
          </text:deletion>
        </text:changed-region>
        <text:changed-region xml:id="ct52091520" text:id="ct52091520">
          <text:insertion>
            <office:change-info>
              <dc:creator>Ruben Bär</dc:creator>
              <dc:date>2011-06-07T12:00:00</dc:date>
            </office:change-info>
          </text:insertion>
        </text:changed-region>
        <text:changed-region xml:id="ct52128432" text:id="ct52128432">
          <text:deletion>
            <office:change-info>
              <dc:creator>Ruben Bär</dc:creator>
              <dc:date>2011-06-07T12:01:00</dc:date>
            </office:change-info>
            <text:p text:style-name="P1">Dabei wird bei der Vererbung einer Klasse automatisch ein neuer Typ kreiert. </text:p>
          </text:deletion>
        </text:changed-region>
        <text:changed-region xml:id="ct52121936" text:id="ct52121936">
          <text:insertion>
            <office:change-info>
              <dc:creator>Ruben Bär</dc:creator>
              <dc:date>2011-06-07T12:01:00</dc:date>
            </office:change-info>
          </text:insertion>
        </text:changed-region>
        <text:changed-region xml:id="ct52128624" text:id="ct52128624">
          <text:deletion>
            <office:change-info>
              <dc:creator>Ruben Bär</dc:creator>
              <dc:date>2011-06-07T12:01:00</dc:date>
            </office:change-info>
            <text:p text:style-name="P1">en</text:p>
          </text:deletion>
        </text:changed-region>
        <text:changed-region xml:id="ct52123680" text:id="ct52123680">
          <text:deletion>
            <office:change-info>
              <dc:creator>Ruben Bär</dc:creator>
              <dc:date>2011-06-07T12:01:00</dc:date>
            </office:change-info>
            <text:p text:style-name="P1">durch Subtypen ersetzt werden können</text:p>
          </text:deletion>
        </text:changed-region>
        <text:changed-region xml:id="ct52123872" text:id="ct52123872">
          <text:insertion>
            <office:change-info>
              <dc:creator>Ruben Bär</dc:creator>
              <dc:date>2011-06-07T12:01:00</dc:date>
            </office:change-info>
          </text:insertion>
        </text:changed-region>
        <text:changed-region xml:id="ct139852404550848" text:id="ct139852404550848">
          <text:insertion>
            <office:change-info>
              <dc:creator>Stefan Heinemann</dc:creator>
              <dc:date>2011-06-08T13:44:00</dc:date>
            </office:change-info>
          </text:insertion>
        </text:changed-region>
        <text:changed-region xml:id="ct139852404542624" text:id="ct139852404542624">
          <text:insertion>
            <office:change-info>
              <dc:creator>Ruben Bär</dc:creator>
              <dc:date>2011-06-07T12:01:00</dc:date>
            </office:change-info>
          </text:insertion>
        </text:changed-region>
        <text:changed-region xml:id="ct139852407139312" text:id="ct139852407139312">
          <text:insertion>
            <office:change-info>
              <dc:creator>Stefan Heinemann</dc:creator>
              <dc:date>2011-06-08T13:44:00</dc:date>
            </office:change-info>
          </text:insertion>
        </text:changed-region>
        <text:changed-region xml:id="ct139852396570816" text:id="ct139852396570816">
          <text:insertion>
            <office:change-info>
              <dc:creator>Ruben Bär</dc:creator>
              <dc:date>2011-06-07T12:01:00</dc:date>
            </office:change-info>
          </text:insertion>
        </text:changed-region>
        <text:changed-region xml:id="ct52121520" text:id="ct52121520">
          <text:insertion>
            <office:change-info>
              <dc:creator>Ruben Bär</dc:creator>
              <dc:date>2011-06-07T12:02:00</dc:date>
            </office:change-info>
          </text:insertion>
        </text:changed-region>
        <text:changed-region xml:id="ct139852391015280" text:id="ct139852391015280">
          <text:deletion>
            <office:change-info>
              <dc:creator>Stefan Heinemann</dc:creator>
              <dc:date>2011-06-08T13:44:00</dc:date>
            </office:change-info>
            <text:p text:style-name="P1">e</text:p>
          </text:deletion>
          <text:insertion>
            <office:change-info office:chg-author="Ruben Bär" office:chg-date-time="2011-06-07T12:02:00"/>
          </text:insertion>
        </text:changed-region>
        <text:changed-region xml:id="ct139852393406048" text:id="ct139852393406048">
          <text:insertion>
            <office:change-info>
              <dc:creator>Ruben Bär</dc:creator>
              <dc:date>2011-06-07T12:02:00</dc:date>
            </office:change-info>
          </text:insertion>
        </text:changed-region>
        <text:changed-region xml:id="ct52147440" text:id="ct52147440">
          <text:deletion>
            <office:change-info>
              <dc:creator>Ruben Bär</dc:creator>
              <dc:date>2011-06-07T12:02:00</dc:date>
            </office:change-info>
            <text:p text:style-name="P1">Diese </text:p>
          </text:deletion>
        </text:changed-region>
        <text:changed-region xml:id="ct52121712" text:id="ct52121712">
          <text:deletion>
            <office:change-info>
              <dc:creator>Ruben Bär</dc:creator>
              <dc:date>2011-06-07T12:04:00</dc:date>
            </office:change-info>
            <text:p text:style-name="P1">Eigenschaft führt jedoch auch gewisse Einschränkungen mit sich, damit die Typen sicher ersetzt werden können.</text:p>
          </text:deletion>
        </text:changed-region>
        <text:changed-region xml:id="ct52147632" text:id="ct52147632">
          <text:insertion>
            <office:change-info>
              <dc:creator>Ruben Bär</dc:creator>
              <dc:date>2011-06-07T12:04:00</dc:date>
            </office:change-info>
          </text:insertion>
        </text:changed-region>
        <text:changed-region xml:id="ct52120192" text:id="ct52120192">
          <text:format-change>
            <office:change-info>
              <dc:creator>Ruben Bär</dc:creator>
              <dc:date>2011-06-07T12:05:00</dc:date>
            </office:change-info>
          </text:format-change>
        </text:changed-region>
        <text:changed-region xml:id="ct52145296" text:id="ct52145296">
          <text:format-change>
            <office:change-info>
              <dc:creator>Ruben Bär</dc:creator>
              <dc:date>2011-06-07T12:05:00</dc:date>
            </office:change-info>
          </text:format-change>
        </text:changed-region>
        <text:changed-region xml:id="ct52130096" text:id="ct52130096">
          <text:format-change>
            <office:change-info>
              <dc:creator>Ruben Bär</dc:creator>
              <dc:date>2011-06-07T12:05:00</dc:date>
            </office:change-info>
          </text:format-change>
        </text:changed-region>
        <text:changed-region xml:id="ct52144352" text:id="ct52144352">
          <text:insertion>
            <office:change-info>
              <dc:creator>Ruben Bär</dc:creator>
              <dc:date>2011-06-07T12:05:00</dc:date>
            </office:change-info>
          </text:insertion>
        </text:changed-region>
        <text:changed-region xml:id="ct52149392" text:id="ct52149392">
          <text:format-change>
            <office:change-info>
              <dc:creator>Ruben Bär</dc:creator>
              <dc:date>2011-06-07T12:04:00</dc:date>
            </office:change-info>
          </text:format-change>
        </text:changed-region>
        <text:changed-region xml:id="ct51819728" text:id="ct51819728">
          <text:deletion>
            <office:change-info>
              <dc:creator>Ruben Bär</dc:creator>
              <dc:date>2011-06-07T12:05:00</dc:date>
            </office:change-info>
            <text:p text:style-name="P1"><text:span text:style-name="T2">-Klasse</text:span></text:p>
          </text:deletion>
        </text:changed-region>
        <text:changed-region xml:id="ct51821216" text:id="ct51821216">
          <text:insertion>
            <office:change-info>
              <dc:creator>Ruben Bär</dc:creator>
              <dc:date>2011-06-07T12:05:00</dc:date>
            </office:change-info>
          </text:insertion>
        </text:changed-region>
        <text:changed-region xml:id="ct139852407138288" text:id="ct139852407138288">
          <text:deletion>
            <office:change-info>
              <dc:creator>Stefan Heinemann</dc:creator>
              <dc:date>2011-06-08T13:45:00</dc:date>
            </office:change-info>
            <text:p text:style-name="P1"><text:span text:style-name="T2">e</text:span></text:p>
          </text:deletion>
          <text:insertion>
            <office:change-info office:chg-author="Ruben Bär" office:chg-date-time="2011-06-07T12:05:00"/>
          </text:insertion>
        </text:changed-region>
        <text:changed-region xml:id="ct139852404546880" text:id="ct139852404546880">
          <text:insertion>
            <office:change-info>
              <dc:creator>Ruben Bär</dc:creator>
              <dc:date>2011-06-07T12:05:00</dc:date>
            </office:change-info>
          </text:insertion>
        </text:changed-region>
        <text:changed-region xml:id="ct52144544" text:id="ct52144544">
          <text:deletion>
            <office:change-info>
              <dc:creator>Ruben Bär</dc:creator>
              <dc:date>2011-06-07T12:05:00</dc:date>
            </office:change-info>
            <text:p text:style-name="P1"><text:span text:style-name="T2">die Methode</text:span></text:p>
          </text:deletion>
        </text:changed-region>
        <text:changed-region xml:id="ct52083072" text:id="ct52083072">
          <text:insertion>
            <office:change-info>
              <dc:creator>Ruben Bär</dc:creator>
              <dc:date>2011-06-07T12:06:00</dc:date>
            </office:change-info>
          </text:insertion>
        </text:changed-region>
        <text:changed-region xml:id="ct52158640" text:id="ct52158640">
          <text:insertion>
            <office:change-info>
              <dc:creator>Ruben Bär</dc:creator>
              <dc:date>2011-06-07T12:07:00</dc:date>
            </office:change-info>
          </text:insertion>
        </text:changed-region>
        <text:changed-region xml:id="ct50195584" text:id="ct50195584">
          <text:deletion>
            <office:change-info>
              <dc:creator>Stefan Heinemann</dc:creator>
              <dc:date>2011-06-08T13:45:00</dc:date>
            </office:change-info>
            <text:p text:style-name="P1"><text:span text:style-name="T2"><text:s/></text:span></text:p>
          </text:deletion>
          <text:insertion>
            <office:change-info office:chg-author="Ruben Bär" office:chg-date-time="2011-06-07T12:07:00"/>
          </text:insertion>
        </text:changed-region>
        <text:changed-region xml:id="ct66788112" text:id="ct66788112">
          <text:deletion>
            <office:change-info>
              <dc:creator>Stefan Heinemann</dc:creator>
              <dc:date>2011-06-08T13:46:00</dc:date>
            </office:change-info>
            <text:p text:style-name="P1"><text:span text:style-name="T2">S</text:span></text:p>
          </text:deletion>
          <text:insertion>
            <office:change-info office:chg-author="Ruben Bär" office:chg-date-time="2011-06-07T12:07:00"/>
          </text:insertion>
        </text:changed-region>
        <text:changed-region xml:id="ct66788352" text:id="ct66788352">
          <text:insertion>
            <office:change-info>
              <dc:creator>Stefan Heinemann</dc:creator>
              <dc:date>2011-06-08T13:46:00</dc:date>
            </office:change-info>
          </text:insertion>
        </text:changed-region>
        <text:changed-region xml:id="ct52224464" text:id="ct52224464">
          <text:insertion>
            <office:change-info>
              <dc:creator>Ruben Bär</dc:creator>
              <dc:date>2011-06-07T12:07:00</dc:date>
            </office:change-info>
          </text:insertion>
        </text:changed-region>
        <text:changed-region xml:id="ct52158832" text:id="ct52158832">
          <text:deletion>
            <office:change-info>
              <dc:creator>Ruben Bär</dc:creator>
              <dc:date>2011-06-07T12:07:00</dc:date>
            </office:change-info>
            <text:p text:style-name="P1"><text:span text:style-name="T2"><text:s/>Der/die ProgrammiererIn ist gezwungen, auf unsichere Sprachkonzepte wie Casts zurück zu greifen.</text:span></text:p>
          </text:deletion>
        </text:changed-region>
        <text:changed-region xml:id="ct52159600" text:id="ct52159600">
          <text:insertion>
            <office:change-info>
              <dc:creator>Ruben Bär</dc:creator>
              <dc:date>2011-06-07T12:07:00</dc:date>
            </office:change-info>
          </text:insertion>
        </text:changed-region>
        <text:changed-region xml:id="ct52161632" text:id="ct52161632">
          <text:insertion>
            <office:change-info>
              <dc:creator>Ruben Bär</dc:creator>
              <dc:date>2011-06-07T12:08:00</dc:date>
            </office:change-info>
          </text:insertion>
        </text:changed-region>
        <text:changed-region xml:id="ct52164160" text:id="ct52164160">
          <text:insertion>
            <office:change-info>
              <dc:creator>Ruben Bär</dc:creator>
              <dc:date>2011-06-07T12:09:00</dc:date>
            </office:change-info>
          </text:insertion>
        </text:changed-region>
        <text:changed-region xml:id="ct52164352" text:id="ct52164352">
          <text:deletion>
            <office:change-info>
              <dc:creator>Ruben Bär</dc:creator>
              <dc:date>2011-06-07T12:33:00</dc:date>
            </office:change-info>
            <text:p text:style-name="P1"><text:span text:style-name="T2"/></text:p>
            <text:p text:style-name="P1"><text:span text:style-name="T2">Da genannte Sprachen die Typenhierarchie implizit fest an die Vererbungshierarchie koppeln, ist dem/der ProgrammiererIn kein Werkzeg gegeben, Code wiederverwendbar zu machen ohne Subtypen zu kreieren. Das Konzept </text:span><text:span text:style-name="T1">Subclassing</text:span><text:span text:style-name="T2"> schafft dem Abhilfe.</text:span></text:p>
          </text:deletion>
        </text:changed-region>
        <text:changed-region xml:id="ct51077136" text:id="ct51077136">
          <text:deletion>
            <office:change-info>
              <dc:creator>Ruben Bär</dc:creator>
              <dc:date>2011-06-07T12:11:00</dc:date>
            </office:change-info>
            <text:p text:style-name="P2">vorgestellt</text:p>
          </text:deletion>
        </text:changed-region>
        <text:changed-region xml:id="ct51822544" text:id="ct51822544">
          <text:insertion>
            <office:change-info>
              <dc:creator>Ruben Bär</dc:creator>
              <dc:date>2011-06-07T12:11:00</dc:date>
            </office:change-info>
          </text:insertion>
        </text:changed-region>
        <text:changed-region xml:id="ct51072224" text:id="ct51072224">
          <text:deletion>
            <office:change-info>
              <dc:creator>Ruben Bär</dc:creator>
              <dc:date>2011-06-07T12:11:00</dc:date>
            </office:change-info>
            <text:p text:style-name="P2">.</text:p>
          </text:deletion>
        </text:changed-region>
        <text:changed-region xml:id="ct51817360" text:id="ct51817360">
          <text:deletion>
            <office:change-info>
              <dc:creator>Ruben Bär</dc:creator>
              <dc:date>2011-06-07T12:12:00</dc:date>
            </office:change-info>
            <text:p text:style-name="P2">Dieses</text:p>
          </text:deletion>
        </text:changed-region>
        <text:changed-region xml:id="ct51078576" text:id="ct51078576">
          <text:insertion>
            <office:change-info>
              <dc:creator>Ruben Bär</dc:creator>
              <dc:date>2011-06-07T12:12:00</dc:date>
            </office:change-info>
          </text:insertion>
        </text:changed-region>
        <text:changed-region xml:id="ct49337808" text:id="ct49337808">
          <text:insertion>
            <office:change-info>
              <dc:creator>Stefan Heinemann</dc:creator>
              <dc:date>2011-06-08T13:46:00</dc:date>
            </office:change-info>
          </text:insertion>
        </text:changed-region>
        <text:changed-region xml:id="ct51076400" text:id="ct51076400">
          <text:deletion>
            <office:change-info>
              <dc:creator>Ruben Bär</dc:creator>
              <dc:date>2011-06-07T12:11:00</dc:date>
            </office:change-info>
            <text:p text:style-name="P2">es</text:p>
          </text:deletion>
        </text:changed-region>
        <text:changed-region xml:id="ct52161312" text:id="ct52161312">
          <text:deletion>
            <office:change-info>
              <dc:creator>Ruben Bär</dc:creator>
              <dc:date>2011-06-07T12:10:00</dc:date>
            </office:change-info>
            <text:p text:style-name="P2"><text:s/>dem/der ProgrammiererIn,</text:p>
          </text:deletion>
        </text:changed-region>
        <text:changed-region xml:id="ct51815712" text:id="ct51815712">
          <text:deletion>
            <office:change-info>
              <dc:creator>Ruben Bär</dc:creator>
              <dc:date>2011-06-07T12:11:00</dc:date>
            </office:change-info>
            <text:p text:style-name="P2"><text:s/></text:p>
          </text:deletion>
        </text:changed-region>
        <text:changed-region xml:id="ct52159792" text:id="ct52159792">
          <text:deletion>
            <office:change-info>
              <dc:creator>Ruben Bär</dc:creator>
              <dc:date>2011-06-07T12:12:00</dc:date>
            </office:change-info>
            <text:p text:style-name="P2">Manche</text:p>
          </text:deletion>
        </text:changed-region>
        <text:changed-region xml:id="ct51820768" text:id="ct51820768">
          <text:insertion>
            <office:change-info>
              <dc:creator>Ruben Bär</dc:creator>
              <dc:date>2011-06-07T12:12:00</dc:date>
            </office:change-info>
          </text:insertion>
        </text:changed-region>
        <text:changed-region xml:id="ct52087776" text:id="ct52087776">
          <text:deletion>
            <office:change-info>
              <dc:creator>Ruben Bär</dc:creator>
              <dc:date>2011-06-07T12:13:00</dc:date>
            </office:change-info>
            <text:p text:style-name="P2">also solche die die eigene Klasse referenzieren</text:p>
          </text:deletion>
        </text:changed-region>
        <text:changed-region xml:id="ct51079232" text:id="ct51079232">
          <text:insertion>
            <office:change-info>
              <dc:creator>Ruben Bär</dc:creator>
              <dc:date>2011-06-07T12:13:00</dc:date>
            </office:change-info>
          </text:insertion>
        </text:changed-region>
        <text:changed-region xml:id="ct50196160" text:id="ct50196160">
          <text:insertion>
            <office:change-info>
              <dc:creator>Stefan Heinemann</dc:creator>
              <dc:date>2011-06-08T13:47:00</dc:date>
            </office:change-info>
          </text:insertion>
        </text:changed-region>
        <text:changed-region xml:id="ct80041824" text:id="ct80041824">
          <text:insertion>
            <office:change-info>
              <dc:creator>Ruben Bär</dc:creator>
              <dc:date>2011-06-07T12:13:00</dc:date>
            </office:change-info>
          </text:insertion>
        </text:changed-region>
        <text:changed-region xml:id="ct51077408" text:id="ct51077408">
          <text:insertion>
            <office:change-info>
              <dc:creator>Ruben Bär</dc:creator>
              <dc:date>2011-06-07T12:14:00</dc:date>
            </office:change-info>
          </text:insertion>
        </text:changed-region>
        <text:changed-region xml:id="ct51819248" text:id="ct51819248">
          <text:deletion>
            <office:change-info>
              <dc:creator>Ruben Bär</dc:creator>
              <dc:date>2011-06-07T12:21:00</dc:date>
            </office:change-info>
            <text:p text:style-name="P2">. </text:p>
          </text:deletion>
        </text:changed-region>
        <text:changed-region xml:id="ct51862176" text:id="ct51862176">
          <text:insertion>
            <office:change-info>
              <dc:creator>Ruben Bär</dc:creator>
              <dc:date>2011-06-07T12:21:00</dc:date>
            </office:change-info>
          </text:insertion>
        </text:changed-region>
        <text:changed-region xml:id="ct51858432" text:id="ct51858432">
          <text:insertion>
            <office:change-info>
              <dc:creator>Ruben Bär</dc:creator>
              <dc:date>2011-06-07T12:22:00</dc:date>
            </office:change-info>
          </text:insertion>
        </text:changed-region>
        <text:changed-region xml:id="ct51858624" text:id="ct51858624">
          <text:deletion>
            <office:change-info>
              <dc:creator>Ruben Bär</dc:creator>
              <dc:date>2011-06-07T12:23:00</dc:date>
            </office:change-info>
            <text:p text:style-name="P2"><text:s/></text:p>
          </text:deletion>
        </text:changed-region>
        <text:changed-region xml:id="ct51863696" text:id="ct51863696">
          <text:insertion>
            <office:change-info>
              <dc:creator>Ruben Bär</dc:creator>
              <dc:date>2011-06-07T12:23:00</dc:date>
            </office:change-info>
          </text:insertion>
        </text:changed-region>
        <text:changed-region xml:id="ct66783808" text:id="ct66783808">
          <text:deletion>
            <office:change-info>
              <dc:creator>Stefan Heinemann</dc:creator>
              <dc:date>2011-06-08T13:47:00</dc:date>
            </office:change-info>
            <text:p text:style-name="P2">e</text:p>
          </text:deletion>
          <text:insertion>
            <office:change-info office:chg-author="Ruben Bär" office:chg-date-time="2011-06-07T12:23:00"/>
          </text:insertion>
        </text:changed-region>
        <text:changed-region xml:id="ct49330848" text:id="ct49330848">
          <text:insertion>
            <office:change-info>
              <dc:creator>Ruben Bär</dc:creator>
              <dc:date>2011-06-07T12:23:00</dc:date>
            </office:change-info>
          </text:insertion>
        </text:changed-region>
        <text:changed-region xml:id="ct49331232" text:id="ct49331232">
          <text:deletion>
            <office:change-info>
              <dc:creator>Stefan Heinemann</dc:creator>
              <dc:date>2011-06-08T13:47:00</dc:date>
            </office:change-info>
            <text:p text:style-name="P2">E</text:p>
          </text:deletion>
          <text:insertion>
            <office:change-info office:chg-author="Ruben Bär" office:chg-date-time="2011-06-07T12:23:00"/>
          </text:insertion>
        </text:changed-region>
        <text:changed-region xml:id="ct80037200" text:id="ct80037200">
          <text:insertion>
            <office:change-info>
              <dc:creator>Stefan Heinemann</dc:creator>
              <dc:date>2011-06-08T13:47:00</dc:date>
            </office:change-info>
          </text:insertion>
        </text:changed-region>
        <text:changed-region xml:id="ct70657296" text:id="ct70657296">
          <text:insertion>
            <office:change-info>
              <dc:creator>Ruben Bär</dc:creator>
              <dc:date>2011-06-07T12:23:00</dc:date>
            </office:change-info>
          </text:insertion>
        </text:changed-region>
        <text:changed-region xml:id="ct51863984" text:id="ct51863984">
          <text:insertion>
            <office:change-info>
              <dc:creator>Ruben Bär</dc:creator>
              <dc:date>2011-06-07T12:24:00</dc:date>
            </office:change-info>
          </text:insertion>
        </text:changed-region>
        <text:changed-region xml:id="ct70619712" text:id="ct70619712">
          <text:deletion>
            <office:change-info>
              <dc:creator>Stefan Heinemann</dc:creator>
              <dc:date>2011-06-08T13:47:00</dc:date>
            </office:change-info>
            <text:p text:style-name="P2">e-</text:p>
          </text:deletion>
          <text:insertion>
            <office:change-info office:chg-author="Ruben Bär" office:chg-date-time="2011-06-07T12:24:00"/>
          </text:insertion>
        </text:changed-region>
        <text:changed-region xml:id="ct68465152" text:id="ct68465152">
          <text:insertion>
            <office:change-info>
              <dc:creator>Stefan Heinemann</dc:creator>
              <dc:date>2011-06-08T13:47:00</dc:date>
            </office:change-info>
          </text:insertion>
        </text:changed-region>
        <text:changed-region xml:id="ct71849584" text:id="ct71849584">
          <text:insertion>
            <office:change-info>
              <dc:creator>Ruben Bär</dc:creator>
              <dc:date>2011-06-07T12:24:00</dc:date>
            </office:change-info>
          </text:insertion>
        </text:changed-region>
        <text:changed-region xml:id="ct51865600" text:id="ct51865600">
          <text:insertion>
            <office:change-info>
              <dc:creator>Ruben Bär</dc:creator>
              <dc:date>2011-06-07T12:25:00</dc:date>
            </office:change-info>
          </text:insertion>
        </text:changed-region>
        <text:changed-region xml:id="ct51855872" text:id="ct51855872">
          <text:insertion>
            <office:change-info>
              <dc:creator>Stefan Heinemann</dc:creator>
              <dc:date>2011-06-08T13:47:00</dc:date>
            </office:change-info>
          </text:insertion>
        </text:changed-region>
        <text:changed-region xml:id="ct67482912" text:id="ct67482912">
          <text:insertion>
            <office:change-info>
              <dc:creator>Ruben Bär</dc:creator>
              <dc:date>2011-06-07T12:25:00</dc:date>
            </office:change-info>
          </text:insertion>
        </text:changed-region>
        <text:changed-region xml:id="ct51863168" text:id="ct51863168">
          <text:insertion>
            <office:change-info>
              <dc:creator>Ruben Bär</dc:creator>
              <dc:date>2011-06-07T12:26:00</dc:date>
            </office:change-info>
          </text:insertion>
        </text:changed-region>
        <text:changed-region xml:id="ct51865312" text:id="ct51865312">
          <text:insertion>
            <office:change-info>
              <dc:creator>Ruben Bär</dc:creator>
              <dc:date>2011-06-07T12:27:00</dc:date>
            </office:change-info>
          </text:insertion>
        </text:changed-region>
        <text:changed-region xml:id="ct51864880" text:id="ct51864880">
          <text:insertion>
            <office:change-info>
              <dc:creator>Ruben Bär</dc:creator>
              <dc:date>2011-06-07T12:28:00</dc:date>
            </office:change-info>
          </text:insertion>
        </text:changed-region>
        <text:changed-region xml:id="ct139852389949824" text:id="ct139852389949824">
          <text:deletion>
            <office:change-info>
              <dc:creator>Stefan Heinemann</dc:creator>
              <dc:date>2011-06-08T13:48:00</dc:date>
            </office:change-info>
            <text:p text:style-name="P2">e</text:p>
          </text:deletion>
          <text:insertion>
            <office:change-info office:chg-author="Ruben Bär" office:chg-date-time="2011-06-07T12:28:00"/>
          </text:insertion>
        </text:changed-region>
        <text:changed-region xml:id="ct139852394335552" text:id="ct139852394335552">
          <text:insertion>
            <office:change-info>
              <dc:creator>Ruben Bär</dc:creator>
              <dc:date>2011-06-07T12:28:00</dc:date>
            </office:change-info>
          </text:insertion>
        </text:changed-region>
        <text:changed-region xml:id="ct68461616" text:id="ct68461616">
          <text:deletion>
            <office:change-info>
              <dc:creator>Stefan Heinemann</dc:creator>
              <dc:date>2011-06-08T13:48:00</dc:date>
            </office:change-info>
            <text:p text:style-name="P2">e</text:p>
          </text:deletion>
          <text:insertion>
            <office:change-info office:chg-author="Ruben Bär" office:chg-date-time="2011-06-07T12:28:00"/>
          </text:insertion>
        </text:changed-region>
        <text:changed-region xml:id="ct52327344" text:id="ct52327344">
          <text:insertion>
            <office:change-info>
              <dc:creator>Ruben Bär</dc:creator>
              <dc:date>2011-06-07T12:28:00</dc:date>
            </office:change-info>
          </text:insertion>
        </text:changed-region>
        <text:changed-region xml:id="ct51866288" text:id="ct51866288">
          <text:insertion>
            <office:change-info>
              <dc:creator>Ruben Bär</dc:creator>
              <dc:date>2011-06-07T12:29:00</dc:date>
            </office:change-info>
          </text:insertion>
        </text:changed-region>
        <text:changed-region xml:id="ct51083264" text:id="ct51083264">
          <text:deletion>
            <office:change-info>
              <dc:creator>Ruben Bär</dc:creator>
              <dc:date>2011-06-07T12:29:00</dc:date>
            </office:change-info>
            <text:p text:style-name="P2">Dazu wird das Keyword <text:span text:style-name="T1">MyType</text:span> eingeführt. Dieses Keyword wird je nach Verwendung der Klasse, ob als Subtype oder Subclass vererbt, entsprechend gebunden.</text:p>
          </text:deletion>
        </text:changed-region>
        <text:changed-region xml:id="ct52120384" text:id="ct52120384">
          <text:deletion>
            <office:change-info>
              <dc:creator>Ruben Bär</dc:creator>
              <dc:date>2011-06-07T12:33:00</dc:date>
            </office:change-info>
            <text:p text:style-name="P3">Ooplss</text:p>
          </text:deletion>
        </text:changed-region>
        <text:changed-region xml:id="ct52120576" text:id="ct52120576">
          <text:insertion>
            <office:change-info>
              <dc:creator>Ruben Bär</dc:creator>
              <dc:date>2011-06-07T12:33:00</dc:date>
            </office:change-info>
          </text:insertion>
        </text:changed-region>
        <text:changed-region xml:id="ct52163712" text:id="ct52163712">
          <text:deletion>
            <office:change-info>
              <dc:creator>Ruben Bär</dc:creator>
              <dc:date>2011-06-07T12:30:00</dc:date>
            </office:change-info>
            <text:p text:style-name="P2">das Ganze in die Praxis umzusetzen</text:p>
          </text:deletion>
        </text:changed-region>
        <text:changed-region xml:id="ct51821920" text:id="ct51821920">
          <text:insertion>
            <office:change-info>
              <dc:creator>Ruben Bär</dc:creator>
              <dc:date>2011-06-07T12:30:00</dc:date>
            </office:change-info>
          </text:insertion>
        </text:changed-region>
        <text:changed-region xml:id="ct51822112" text:id="ct51822112">
          <text:insertion>
            <office:change-info>
              <dc:creator>Ruben Bär</dc:creator>
              <dc:date>2011-06-07T12:36:00</dc:date>
            </office:change-info>
          </text:insertion>
        </text:changed-region>
        <text:changed-region xml:id="ct52148032" text:id="ct52148032">
          <text:insertion>
            <office:change-info>
              <dc:creator>Ruben Bär</dc:creator>
              <dc:date>2011-06-07T12:30:00</dc:date>
            </office:change-info>
          </text:insertion>
        </text:changed-region>
        <text:changed-region xml:id="ct52148224" text:id="ct52148224">
          <text:deletion>
            <office:change-info>
              <dc:creator>Ruben Bär</dc:creator>
              <dc:date>2011-06-07T12:30:00</dc:date>
            </office:change-info>
            <text:p text:style-name="P2">K</text:p>
          </text:deletion>
        </text:changed-region>
        <text:changed-region xml:id="ct52144736" text:id="ct52144736">
          <text:deletion>
            <office:change-info>
              <dc:creator>Ruben Bär</dc:creator>
              <dc:date>2011-06-07T12:30:00</dc:date>
            </office:change-info>
            <text:p text:style-name="P2">der Vererbung </text:p>
          </text:deletion>
        </text:changed-region>
        <text:changed-region xml:id="ct52144928" text:id="ct52144928">
          <text:insertion>
            <office:change-info>
              <dc:creator>Ruben Bär</dc:creator>
              <dc:date>2011-06-07T12:37:00</dc:date>
            </office:change-info>
          </text:insertion>
        </text:changed-region>
        <text:changed-region xml:id="ct52164544" text:id="ct52164544">
          <text:insertion>
            <office:change-info>
              <dc:creator>Ruben Bär</dc:creator>
              <dc:date>2011-06-07T12:38:00</dc:date>
            </office:change-info>
          </text:insertion>
        </text:changed-region>
        <text:changed-region xml:id="ct52164736" text:id="ct52164736">
          <text:deletion>
            <office:change-info>
              <dc:creator>Ruben Bär</dc:creator>
              <dc:date>2011-06-07T12:38:00</dc:date>
            </office:change-info>
            <text:p text:style-name="P2"><text:s/>und</text:p>
          </text:deletion>
        </text:changed-region>
        <text:changed-region xml:id="ct52129552" text:id="ct52129552">
          <text:insertion>
            <office:change-info>
              <dc:creator>Ruben Bär</dc:creator>
              <dc:date>2011-06-07T12:30:00</dc:date>
            </office:change-info>
          </text:insertion>
        </text:changed-region>
        <text:changed-region xml:id="ct139852390767280" text:id="ct139852390767280">
          <text:deletion>
            <office:change-info>
              <dc:creator>Stefan Heinemann</dc:creator>
              <dc:date>2011-06-08T13:48:00</dc:date>
            </office:change-info>
            <text:p text:style-name="P2">Phase</text:p>
          </text:deletion>
          <text:insertion>
            <office:change-info office:chg-author="Ruben Bär" office:chg-date-time="2011-06-07T12:30:00"/>
          </text:insertion>
        </text:changed-region>
        <text:changed-region xml:id="ct75939760" text:id="ct75939760">
          <text:deletion>
            <office:change-info>
              <dc:creator>Stefan Heinemann</dc:creator>
              <dc:date>2011-06-08T13:48:00</dc:date>
            </office:change-info>
            <text:p text:style-name="P2"><text:s/></text:p>
          </text:deletion>
          <text:insertion>
            <office:change-info office:chg-author="Ruben Bär" office:chg-date-time="2011-06-07T12:30:00"/>
          </text:insertion>
        </text:changed-region>
        <text:changed-region xml:id="ct139852390754480" text:id="ct139852390754480">
          <text:insertion>
            <office:change-info>
              <dc:creator>Ruben Bär</dc:creator>
              <dc:date>2011-06-07T12:30:00</dc:date>
            </office:change-info>
          </text:insertion>
        </text:changed-region>
        <text:changed-region xml:id="ct69612544" text:id="ct69612544">
          <text:insertion>
            <office:change-info>
              <dc:creator>Stefan Heinemann</dc:creator>
              <dc:date>2011-06-08T13:48:00</dc:date>
            </office:change-info>
          </text:insertion>
        </text:changed-region>
        <text:changed-region xml:id="ct72230976" text:id="ct72230976">
          <text:insertion>
            <office:change-info>
              <dc:creator>Ruben Bär</dc:creator>
              <dc:date>2011-06-07T12:30:00</dc:date>
            </office:change-info>
          </text:insertion>
        </text:changed-region>
        <text:changed-region xml:id="ct52129744" text:id="ct52129744">
          <text:insertion>
            <office:change-info>
              <dc:creator>Ruben Bär</dc:creator>
              <dc:date>2011-06-07T12:37:00</dc:date>
            </office:change-info>
          </text:insertion>
        </text:changed-region>
        <text:changed-region xml:id="ct52159056" text:id="ct52159056">
          <text:insertion>
            <office:change-info>
              <dc:creator>Ruben Bär</dc:creator>
              <dc:date>2011-06-07T12:31:00</dc:date>
            </office:change-info>
          </text:insertion>
        </text:changed-region>
        <text:changed-region xml:id="ct52159248" text:id="ct52159248">
          <text:deletion>
            <office:change-info>
              <dc:creator>Ruben Bär</dc:creator>
              <dc:date>2011-06-07T12:31:00</dc:date>
            </office:change-info>
            <text:p text:style-name="P2"><text:s/>einen kompletten Type Checker.</text:p>
          </text:deletion>
        </text:changed-region>
        <text:changed-region xml:id="ct51073296" text:id="ct51073296">
          <text:deletion>
            <office:change-info>
              <dc:creator>Ruben Bär</dc:creator>
              <dc:date>2011-06-07T12:33:00</dc:date>
            </office:change-info>
            <text:p text:style-name="P2">Ooplss</text:p>
          </text:deletion>
        </text:changed-region>
        <text:changed-region xml:id="ct52163488" text:id="ct52163488">
          <text:insertion>
            <office:change-info>
              <dc:creator>Ruben Bär</dc:creator>
              <dc:date>2011-06-07T12: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iel</text:p>
      <text:p text:style-name="Standard"/>
      <text:p text:style-name="Standard">1. Ruben Bär <text:a xlink:type="simple" xlink:href="mailto:ruben.baer@codedump.ch">ruben.baer@codedump.ch</text:a></text:p>
      <text:p text:style-name="Standard">2. Stefan Heinemann <text:a xlink:type="simple" xlink:href="mailto:stefan.heinemann@codedump.ch">stefan.heinemann@codedump.ch</text:a></text:p>
      <text:p text:style-name="Standard"/>
      <text:p text:style-name="Standard">Ruben Bär 079 364 63 21</text:p>
      <text:p text:style-name="Standard"/>
      <text:p text:style-name="Standard">Olivier Biberstein <text:a xlink:type="simple" xlink:href="mailto:olivier.biberstein@bfh.ch">olivier.biberstein@bfh.ch</text:a></text:p>
      <text:p text:style-name="P7"/>
      <text:p text:style-name="P7">Titel (50 Zeichen)</text:p>
      <text:p text:style-name="Standard"/>
      <text:p text:style-name="Standard"><text:change-start text:change-id="ct52070208"/><office:annotation><dc:creator>Ruben Bär</dc:creator><dc:date>2011-06-07T11:28:14</dc:date><text:p text:style-name="P11"><text:span text:style-name="T5">Unser Schwerpunkt oder der vom Thema?</text:span></text:p></office:annotation><text:change-end text:change-id="ct52070208"/>Computer Perception and Virtual Reality / Prof. Dr. Olivier Biberstein</text:p>
      <text:p text:style-name="Standard">Experte: Prof. Dr. Andreas Spichiger</text:p>
      <text:p text:style-name="Standard"/>
      <text:p text:style-name="P7">Lead: </text:p>
      <text:p text:style-name="P7"/>
      <text:p text:style-name="P1"><text:change-start text:change-id="ct52067648"/><text:span text:style-name="T1">Subtyping</text:span><text:change-end text:change-id="ct52067648"/> ist ein weitverbreitetes Konzept in <text:change text:change-id="ct52047568"/>Programmiersprachen wie C++, Java oder C# um Vererbung und Polymorphie zu realisieren. Die <text:change-start text:change-id="ct52130992"/>Subt<text:change-end text:change-id="ct52130992"/><text:change text:change-id="ct52123360"/>ypenhierarchie ist dabei <text:change text:change-id="ct52108544"/><text:change-start text:change-id="ct52158096"/>äquivalent mit der<text:change-end text:change-id="ct52158096"/> Vererbungshierarchie<text:change text:change-id="ct52082304"/><text:change-start text:change-id="ct52082496"/>.<text:change-end text:change-id="ct52082496"/><text:change text:change-id="ct52145920"/> <text:change-start text:change-id="ct52146112"/>Dies macht eine Ver<text:change-end text:change-id="ct52146112"/><text:change-start text:change-id="ct52122128"/>erbung unmöglich, die dem Gedanken der Wiederverwendung entspricht.<text:change-end text:change-id="ct52122128"/><text:change text:change-id="ct52084464"/><text:change-start text:change-id="ct52084656"/> <text:change-end text:change-id="ct52084656"/><text:change-start text:change-id="ct52122640"/>Um dies zu ermöglichen,<text:change-end text:change-id="ct52122640"/><text:change-start text:change-id="ct52122832"/> wurd<text:change-end text:change-id="ct52122832"/><text:change text:change-id="ct52120800"/><text:change-start text:change-id="ct52120992"/>e<text:change-end text:change-id="ct52120992"/><text:change-start text:change-id="ct52130496"/> unter anderem das Konzept von <text:span text:style-name="T1">Subclassing</text:span> präsentiert. <text:change-end text:change-id="ct52130496"/><text:change-start text:change-id="ct51814864"/><text:s/><text:change-end text:change-id="ct51814864"/><text:change-start text:change-id="ct51798528"/>Innerhalb dieser Bachelorarbeit wurde eine Sprache entwickelt, die beide Konzept zur Ableitung bereitstellt und für welche<text:change-end text:change-id="ct51798528"/><text:change-start text:change-id="ct52087072"/>s<text:change-end text:change-id="ct52087072"/><text:change-start text:change-id="ct52103360"/> ein rudimentärer Compiler erstellt wurde.<text:change-end text:change-id="ct52103360"/><text:change text:change-id="ct51732752"/><text:change text:change-id="ct51796320"/><text:change text:change-id="ct51813696"/></text:p>
      <text:p text:style-name="Standard"/>
      <text:p text:style-name="P7">Text: </text:p>
      <text:p text:style-name="P7"/>
      <text:p text:style-name="P7">Subtyping</text:p>
      <text:p text:style-name="P1">Moderne <text:change-start text:change-id="ct52130736"/>und populäre <text:change-end text:change-id="ct52130736"/>objektorientierte Programmiersprachen kennen ein Vererbungskonzept<text:change-start text:change-id="ct52103952"/>,<text:change-end text:change-id="ct52103952"/> welches <text:change text:change-id="ct52131184"/><text:change-start text:change-id="ct52099088"/>automatisch<text:change-end text:change-id="ct52099088"/> <text:change text:change-id="ct52091760"/><text:change-start text:change-id="ct52091520"/><text:span text:style-name="T1">Subtypen</text:span> erstellt<text:change-end text:change-id="ct52091520"/>. <text:change text:change-id="ct52128432"/>Dies ermöglicht die polymorphe Verwendung von Typen, indem <text:change-start text:change-id="ct52121936"/>ein <text:change-end text:change-id="ct52121936"/>Typ<text:change text:change-id="ct52128624"/> <text:change text:change-id="ct52123680"/><text:change-start text:change-id="ct52123872"/>sicher durch eine<text:change-end text:change-id="ct52123872"/><text:change-start text:change-id="ct139852404550848"/>n<text:change-end text:change-id="ct139852404550848"/><text:change-start text:change-id="ct139852404542624"/> Subtyp<text:change-end text:change-id="ct139852404542624"/><text:change-start text:change-id="ct139852407139312"/>en<text:change-end text:change-id="ct139852407139312"/><text:change-start text:change-id="ct139852396570816"/> ersetzt werden kann<text:change-end text:change-id="ct139852396570816"/>. <text:change-start text:change-id="ct52121520"/>Damit diese Ersetzung ohne Typenfehler möglich ist, muss ein Subtyp<text:change-end text:change-id="ct52121520"/><text:change text:change-id="ct139852391015280"/><text:change-start text:change-id="ct139852393406048"/> gewisse Eigenschaften einhalten<text:change-end text:change-id="ct139852393406048"/><text:change text:change-id="ct52147440"/><text:change text:change-id="ct52121712"/><text:change-start text:change-id="ct52147632"/>.<text:change-end text:change-id="ct52147632"/> So können zum Beispiel Methodenargumente nicht weiter spezialisiert werden. Diese Problematik wird z.B. bei<text:span text:style-name="T1"> </text:span><text:change-start text:change-id="ct52120192"/><text:span text:style-name="T2">der</text:span><text:change-end text:change-id="ct52120192"/><text:span text:style-name="T1"> </text:span><text:change-start text:change-id="ct52145296"/><text:span text:style-name="T1">equals</text:span><text:change-end text:change-id="ct52145296"/><text:span text:style-name="T2"> Methode</text:span><text:span text:style-name="T1"> </text:span><text:change-start text:change-id="ct52130096"/><text:span text:style-name="T2">der</text:span><text:change-end text:change-id="ct52130096"/><text:change-start text:change-id="ct52144352"/><text:span text:style-name="T2"> Klasse</text:span><text:change-end text:change-id="ct52144352"/><text:span text:style-name="T1"> </text:span><text:change-start text:change-id="ct52149392"/><text:span text:style-name="T1">Object</text:span><text:change-end text:change-id="ct52149392"/><text:change text:change-id="ct51819728"/><text:span text:style-name="T2"> bei Java offensichtlich: </text:span><text:change-start text:change-id="ct51821216"/><text:span text:style-name="T2">Der Typ</text:span><text:change-end text:change-id="ct51821216"/><text:change text:change-id="ct139852407138288"/><text:change-start text:change-id="ct139852404546880"/><text:span text:style-name="T2"> des Methodenarguments </text:span><text:change-end text:change-id="ct139852404546880"/><text:change text:change-id="ct52144544"/><text:span text:style-name="T2"><text:s/>kann nicht weiter eingeschränkt werden, so dass sie den spezifisch zu vergleichenden Typ verlangt.</text:span><text:change-start text:change-id="ct52083072"/><text:span text:style-name="T2"> Dies führt dazu, dass </text:span><text:change-end text:change-id="ct52083072"/><text:change-start text:change-id="ct52158640"/><text:span text:style-name="T2">unsichere Sprachkonstrukte wie ein Cast, welche das Typen</text:span><text:change-end text:change-id="ct52158640"/><text:change text:change-id="ct50195584"/><text:change text:change-id="ct66788112"/><text:change-start text:change-id="ct66788352"/><text:span text:style-name="T2">s</text:span><text:change-end text:change-id="ct66788352"/><text:change-start text:change-id="ct52224464"/><text:span text:style-name="T2">ystem umgehen, unvermeidlich sind</text:span><text:change-end text:change-id="ct52224464"/><text:change text:change-id="ct52158832"/><text:change-start text:change-id="ct52159600"/><text:span text:style-name="T2">. </text:span><text:change-end text:change-id="ct52159600"/><text:change-start text:change-id="ct52161632"/><text:span text:style-name="T2">Diese sind mühselig und </text:span><text:change-end text:change-id="ct52161632"/><text:change-start text:change-id="ct52164160"/><text:span text:style-name="T2">fehleranfällig während der Laufzeit.</text:span><text:change-end text:change-id="ct52164160"/><text:change text:change-id="ct52164352"/></text:p>
      <text:p text:style-name="P2"/>
      <text:p text:style-name="P3">Subclassing</text:p>
      <text:p text:style-name="P2">In dieser Arbeit wird das Konzept des <text:span text:style-name="T1">Subclassing</text:span> <text:change text:change-id="ct51077136"/><text:change-start text:change-id="ct51822544"/>aufgegriffen,<text:change-end text:change-id="ct51822544"/><text:change text:change-id="ct51072224"/> <text:change text:change-id="ct51817360"/><text:change-start text:change-id="ct51078576"/>welches<text:change-end text:change-id="ct51078576"/> ermöglicht<text:change-start text:change-id="ct49337808"/>,<text:change-end text:change-id="ct49337808"/> <text:change text:change-id="ct51076400"/><text:change text:change-id="ct52161312"/><text:change text:change-id="ct51815712"/>Code in Klassen zu vererben, ohne Subtypen zu erstellen. <text:change text:change-id="ct52159792"/><text:change-start text:change-id="ct51820768"/>Viele<text:change-end text:change-id="ct51820768"/> Programmiersprachen kennen zwar parametrisierte Klassen, bekannt als Generics in Java oder Templates in C++. Diese lösen jedoch nicht das Problem von rekursiven Typen, <text:change text:change-id="ct52087776"/><text:change-start text:change-id="ct51079232"/>welche ihren eigenen Type<text:change-end text:change-id="ct51079232"/><text:change-start text:change-id="ct50196160"/>n<text:change-end text:change-id="ct50196160"/><text:change-start text:change-id="ct80041824"/> als Methodenpara<text:change-end text:change-id="ct80041824"/><text:change-start text:change-id="ct51077408"/>meter erwarten<text:change-end text:change-id="ct51077408"/><text:change text:change-id="ct51819248"/><text:change-start text:change-id="ct51862176"/>, wie e<text:change-end text:change-id="ct51862176"/><text:change-start text:change-id="ct51858432"/>s bei der Methode <text:span text:style-name="T1">equals</text:span> der Fall wäre.<text:change-end text:change-id="ct51858432"/><text:change text:change-id="ct51858624"/><text:change-start text:change-id="ct51863696"/> Aus diesem Grund haben wir eine spezielle Typ<text:change-end text:change-id="ct51863696"/><text:change text:change-id="ct66783808"/><text:change-start text:change-id="ct49330848"/>-Variable, <text:span text:style-name="T1">MyType</text:span>. <text:change-end text:change-id="ct49330848"/><text:change text:change-id="ct49331232"/><text:change-start text:change-id="ct80037200"/>e<text:change-end text:change-id="ct80037200"/><text:change-start text:change-id="ct70657296"/>ingeführt<text:change-end text:change-id="ct70657296"/><text:change-start text:change-id="ct51863984"/>. Diese Typ<text:change-end text:change-id="ct51863984"/><text:change text:change-id="ct70619712"/><text:change-start text:change-id="ct68465152"/>-<text:change-end text:change-id="ct68465152"/><text:change-start text:change-id="ct71849584"/>Variable kann als impliziter Typenparameter verstanden werden, welche<text:change-end text:change-id="ct71849584"/><text:change-start text:change-id="ct51865600"/>r den eigenen Type<text:change-end text:change-id="ct51865600"/><text:change-start text:change-id="ct51855872"/>n<text:change-end text:change-id="ct51855872"/><text:change-start text:change-id="ct67482912"/> bzw. <text:change-end text:change-id="ct67482912"/><text:change-start text:change-id="ct51863168"/>Typen von Subklassen erwartet. Dieser Typenparameter ist daher notwendig implizit, weil sonst eine unendliche <text:change-end text:change-id="ct51863168"/><text:change-start text:change-id="ct51865312"/>Typendeklaration notwendig wäre. Abhängig davon, <text:change-end text:change-id="ct51865312"/><text:change-start text:change-id="ct51864880"/>ob bei der Ableitung ein Subtyp<text:change-end text:change-id="ct51864880"/><text:change text:change-id="ct139852389949824"/><text:change-start text:change-id="ct139852394335552"/> oder eine Subklasse erstellt werden soll, wird diese Typ<text:change-end text:change-id="ct139852394335552"/><text:change text:change-id="ct68461616"/><text:change-start text:change-id="ct52327344"/>-Variable in der ganzen Typenhierarchie entsprechend Gebunden<text:change-end text:change-id="ct52327344"/><text:change-start text:change-id="ct51866288"/>.<text:change-end text:change-id="ct51866288"/><text:change text:change-id="ct51083264"/></text:p>
      <text:p text:style-name="P2"/>
      <text:p text:style-name="P3"><text:change text:change-id="ct52120384"/><text:change-start text:change-id="ct52120576"/>OOPLSS<text:change-end text:change-id="ct52120576"/></text:p>
      <text:p text:style-name="P2"><text:soft-page-break/>Um <text:change text:change-id="ct52163712"/><text:change-start text:change-id="ct51821920"/>das Modell zu testen<text:change-end text:change-id="ct51821920"/>, wurde im Rahmen dieser Arbeit eine Programmiersprache entwickelt und <text:change-start text:change-id="ct51822112"/>grösstenteils <text:change-end text:change-id="ct51822112"/>implementiert, welche diese beiden <text:change-start text:change-id="ct52148032"/>Ableitungsk<text:change-end text:change-id="ct52148032"/><text:change text:change-id="ct52148224"/>onzepte <text:change text:change-id="ct52144736"/>umsetzt. Diese Sprache ist syntaktisch an Java und Scala angelehnt<text:change-start text:change-id="ct52144928"/>. Der Co<text:change-end text:change-id="ct52144928"/><text:change-start text:change-id="ct52164544"/>mpiler<text:change-end text:change-id="ct52164544"/><text:change text:change-id="ct52164736"/> implementiert<text:change-start text:change-id="ct52129552"/> dabei jede <text:change-end text:change-id="ct52129552"/><text:change text:change-id="ct139852390767280"/><text:change text:change-id="ct75939760"/><text:change-start text:change-id="ct139852390754480"/>notwendige Phase, von <text:change-end text:change-id="ct139852390754480"/><text:change-start text:change-id="ct69612544"/>der <text:change-end text:change-id="ct69612544"/><text:change-start text:change-id="ct72230976"/>lexikalischen über <text:change-end text:change-id="ct72230976"/><text:change-start text:change-id="ct52129744"/>die semantische Analyse<text:change-end text:change-id="ct52129744"/><text:change-start text:change-id="ct52159056"/> bis zum übersetzen in den Zielcode.<text:change-end text:change-id="ct52159056"/><text:change text:change-id="ct52159248"/> Auf einige in Programmiersprachen gängige Features, die für den Sachverhalt dieser Arbeit irrelevant sind, wurde vorerst verzichtet. Erweiterungen sind jedoch ohne weiteres denkbar. Übersetzt wird <text:change text:change-id="ct51073296"/><text:change-start text:change-id="ct52163488"/>OOPLSS<text:change-end text:change-id="ct52163488"/> in Java, was den Zugriff auf das Java-Framework denkbar macht.</text:p>
      <text:p text:style-name="Standard"/>
      <text:p text:style-name="P7">Bildlegende: Möglichst kurze Sätze</text:p>
      <text:p text:style-name="Standard"/>
      <text:p text:style-name="P7">Bemerkungen</text:p>
      <text:p text:style-name="Standard"/>
      <text:p text:style-name="Standard">08.06.2011 Ber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CH"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06T20:19:38</meta:creation-date>
    <meta:editing-duration>PT6H44M3S</meta:editing-duration>
    <meta:editing-cycles>140</meta:editing-cycles>
    <meta:generator>LibreOffice/3.3$Unix LibreOffice_project/330m19$Build-202</meta:generator>
    <dc:date>2011-06-08T13:48:47</dc:date>
    <dc:creator>Stefan Heinemann</dc:creator>
    <meta:printed-by>Stefan Heinemann</meta:printed-by>
    <meta:print-date>2011-06-08T00:18:30</meta:print-date>
    <meta:document-statistic meta:table-count="0" meta:image-count="0" meta:object-count="0" meta:page-count="2" meta:paragraph-count="70" meta:word-count="622" meta:character-count="4590"/>
  </office:meta>
</office:document-meta>
</file>